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4789b5" officeooo:paragraph-rsid="004789b5"/>
    </style:style>
    <style:style style:name="P2" style:family="paragraph" style:parent-style-name="Text_20_body">
      <style:text-properties officeooo:rsid="004a38fc" officeooo:paragraph-rsid="004a38fc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officeooo:rsid="004c1c57" officeooo:paragraph-rsid="004c1c57"/>
    </style:style>
    <style:style style:name="P5" style:family="paragraph" style:parent-style-name="Text_20_body">
      <style:text-properties officeooo:rsid="004c2dd5" officeooo:paragraph-rsid="004c2dd5"/>
    </style:style>
    <style:style style:name="P6" style:family="paragraph" style:parent-style-name="Text_20_body">
      <style:text-properties officeooo:rsid="004e5b29" officeooo:paragraph-rsid="004e5b29"/>
    </style:style>
    <style:style style:name="P7" style:family="paragraph" style:parent-style-name="Title">
      <style:text-properties officeooo:rsid="004789b5" officeooo:paragraph-rsid="004789b5"/>
    </style:style>
    <style:style style:name="P8" style:family="paragraph" style:parent-style-name="Heading_20_2">
      <style:text-properties officeooo:rsid="004789b5" officeooo:paragraph-rsid="004789b5"/>
    </style:style>
    <style:style style:name="P9" style:family="paragraph" style:parent-style-name="Heading_20_2">
      <style:text-properties officeooo:rsid="004e5b29" officeooo:paragraph-rsid="004e5b29"/>
    </style:style>
    <style:style style:name="P10" style:family="paragraph" style:parent-style-name="Heading_20_1">
      <style:text-properties officeooo:rsid="0048c4cd" officeooo:paragraph-rsid="0048c4cd"/>
    </style:style>
    <style:style style:name="P11" style:family="paragraph" style:parent-style-name="Text_20_body" style:list-style-name="L1">
      <style:text-properties officeooo:rsid="004cfbeb" officeooo:paragraph-rsid="004cfbeb"/>
    </style:style>
    <style:style style:name="P12" style:family="paragraph" style:parent-style-name="Text_20_body" style:list-style-name="L2">
      <style:text-properties officeooo:rsid="004e5b29" officeooo:paragraph-rsid="004e5b29"/>
    </style:style>
    <style:style style:name="P13" style:family="paragraph" style:parent-style-name="Text_20_body">
      <style:text-properties fo:font-style="normal" officeooo:rsid="005002ea" officeooo:paragraph-rsid="005002ea" style:font-style-asian="normal" style:font-style-complex="normal"/>
    </style:style>
    <style:style style:name="P14" style:family="paragraph" style:parent-style-name="Text_20_body" style:list-style-name="L3">
      <style:text-properties fo:font-style="normal" officeooo:rsid="005002ea" officeooo:paragraph-rsid="005002ea" style:font-style-asian="normal" style:font-style-complex="normal"/>
    </style:style>
    <style:style style:name="T1" style:family="text">
      <style:text-properties officeooo:rsid="0031e18e"/>
    </style:style>
    <style:style style:name="T2" style:family="text">
      <style:text-properties officeooo:rsid="004789b5"/>
    </style:style>
    <style:style style:name="T3" style:family="text">
      <style:text-properties officeooo:rsid="004b4c7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F1.3 Ansöka om båtplats</text:p>
      <text:p text:style-name="P2">Klubbmedlem vill ansöka om en båtplats <text:span text:style-name="T3">för en av sina båtar</text:span>, systemet presenterar en ritning över <text:span text:style-name="T3">hamnen och tillgängliga platser utefter båtens specifikationer. Klubbmedlem väljer önskad plats och sänder iväg sin ansökan. Svar sänds ut genom E-post så snart sekreteraren godkänt eller avslagit ansökan.</text:span></text:p>
      <text:h text:style-name="Heading_20_1" text:outline-level="1">Primär aktör</text:h>
      <text:p text:style-name="P3">Klubbmedlem</text:p>
      <text:h text:style-name="P10" text:outline-level="1">Sekundär aktör</text:h>
      <text:p text:style-name="Text_20_body"><text:span text:style-name="T4">Sekreterare</text:span>: <text:span text:style-name="T1">Ska kontrollera att alla specificerad båtplats kan hålla specificerad båt och sedan godkänna eller avslå ansökan om båtplats.</text:span></text:p>
      <text:h text:style-name="P8" text:outline-level="2">Förkrav</text:h>
      <text:p text:style-name="P1">(F1) Inloggad som klubbmedlem.</text:p>
      <text:p text:style-name="P5">(F2) Betald medlemsavgift.</text:p>
      <text:h text:style-name="P8" text:outline-level="2">Efterkrav</text:h>
      <text:p text:style-name="P4"><text:span text:style-name="T2">S</text:span>ystemet registrerar båt och båtplats, E-postbekräftelse sänds ut till klubbmedlem.</text:p>
      <text:h text:style-name="P8" text:outline-level="2">Huvudscenario</text:h>
      <text:list xml:id="list4657743783781375737" text:style-name="L1">
        <text:list-item>
          <text:p text:style-name="P11"><text:span text:style-name="T2">K</text:span>lubbmedlemmen väljer att ansöka om båtplats</text:p>
        </text:list-item>
        <text:list-item>
          <text:p text:style-name="P11">Systemet kontrollerar att klubbmedlemmens medlemsavgift är inbetald</text:p>
        </text:list-item>
        <text:list-item>
          <text:p text:style-name="P11">Systemet presenterar lista på medlems nuvarande båtar</text:p>
        </text:list-item>
        <text:list-item>
          <text:p text:style-name="P11">Klubbmedlem väljer vilken båt ärendet gäller</text:p>
        </text:list-item>
        <text:list-item>
          <text:p text:style-name="P11">Systemet presenterar en ritning över hamnen och tillgängliga platser passande båtens specifikation.</text:p>
        </text:list-item>
        <text:list-item>
          <text:p text:style-name="P11">Klubbmedlem väljer önskad båtplats och sänder iväg ansökan, vid fler båtar påbörjas processen igen från steg 4.</text:p>
        </text:list-item>
        <text:list-item>
          <text:p text:style-name="P11">Systemet registrerar ansökan och sänder en notifikation till sekreterare för godkännande/avslag av platstilldelning</text:p>
        </text:list-item>
        <text:list-item>
          <text:p text:style-name="P11">Sekreterare kontrollerar insända uppgifter och beslutar om godkännande</text:p>
        </text:list-item>
        <text:list-item>
          <text:p text:style-name="P11">E-postbekräftelse sänds ut till klubbmedlem</text:p>
        </text:list-item>
      </text:list>
      <text:h text:style-name="P9" text:outline-level="2">Alternativa scenarios</text:h>
      <text:p text:style-name="P6">2a Systemet svarar att medlemsavgift ej är inbetald</text:p>
      <text:list xml:id="list388815773910874042" text:style-name="L2">
        <text:list-item>
          <text:p text:style-name="P12">Systemet meddelar klubbmedlemmen att medlem ej har betalt in medlemsavgift och att båtplats ej kan bokas innan detta gjorts.<text:line-break/><text:span text:style-name="T5">Användningsfallet avslutas</text:span></text:p>
        </text:list-item>
      </text:list>
      <text:p text:style-name="P13">5a Systemet hittar inga båtplatser som möter båtens specifikationer</text:p>
      <text:list xml:id="list4257238734826105486" text:style-name="L3">
        <text:list-item>
          <text:p text:style-name="P14"><text:soft-page-break/>Systemet meddelar klubbmedlemmen att ingen tillgänglig plats har hittats, samt presenterar kontaktuppgifter till klubbens sekreterare för manuell behandling.<text:line-break/><text:span text:style-name="T5">Användningsfallet avsluta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Times New Roman1" fo:font-family="'Times New Roman'" style:font-style-name="Fet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family="'Times New Roman'" style:font-style-name="Fet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Times New Roman1" fo:font-family="'Times New Roman'" style:font-style-name="Fet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family="'Times New Roman'" style:font-style-name="Fet" style:font-family-generic="roman" style:font-pitch="variable" fo:font-size="13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00:54:20.063000000</meta:creation-date>
    <dc:date>2013-12-19T15:11:09.758000000</dc:date>
    <meta:editing-duration>P1DT9H32M57S</meta:editing-duration>
    <meta:editing-cycles>67</meta:editing-cycles>
    <meta:generator>LibreOffice/4.1.3.2$Windows_x86 LibreOffice_project/70feb7d99726f064edab4605a8ab840c50ec57a</meta:generator>
    <meta:document-statistic meta:table-count="0" meta:image-count="0" meta:object-count="0" meta:page-count="2" meta:paragraph-count="26" meta:word-count="244" meta:character-count="1812" meta:non-whitespace-character-count="1605"/>
  </office:meta>
</office:document-meta>
</file>